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FA6D670FDA97D357A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Gabriola" fo:font-size="15pt" fo:font-style="italic" officeooo:rsid="0011d394" officeooo:paragraph-rsid="000a17d4" style:font-size-asian="15pt" style:font-style-asian="italic" style:font-size-complex="15pt" style:font-style-complex="italic"/>
    </style:style>
    <style:style style:name="P2" style:family="paragraph" style:parent-style-name="Standard">
      <style:paragraph-properties fo:text-align="center" style:justify-single-word="false"/>
      <style:text-properties style:font-name="Gabriola" fo:font-size="16pt" fo:font-weight="bold" officeooo:rsid="00140d20" officeooo:paragraph-rsid="000a17d4"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Gabriola" fo:font-size="16pt" fo:font-weight="bold" officeooo:rsid="000a17d4" officeooo:paragraph-rsid="000a17d4" style:font-size-asian="16pt" style:font-weight-asian="bold" style:font-size-complex="16pt" style:font-weight-complex="bold"/>
    </style:style>
    <style:style style:name="P4" style:family="paragraph" style:parent-style-name="Standard">
      <style:text-properties style:font-name="Gabriola" fo:font-size="13pt" officeooo:rsid="001d2ecb" officeooo:paragraph-rsid="000a17d4" style:font-size-asian="13pt" style:font-size-complex="13pt"/>
    </style:style>
    <style:style style:name="P5" style:family="paragraph" style:parent-style-name="Standard">
      <style:text-properties style:font-name="Gabriola" fo:font-size="13pt" officeooo:rsid="001cf5d8" officeooo:paragraph-rsid="000a17d4" style:font-size-asian="13pt" style:font-size-complex="13pt"/>
    </style:style>
    <style:style style:name="P6" style:family="paragraph" style:parent-style-name="Standard">
      <style:text-properties style:font-name="Gabriola" fo:font-size="13pt" officeooo:rsid="00158a4e" officeooo:paragraph-rsid="000a6a50" style:font-size-asian="13pt" style:font-size-complex="13pt"/>
    </style:style>
    <style:style style:name="P7" style:family="paragraph" style:parent-style-name="Standard">
      <style:text-properties style:font-name="Gabriola" fo:font-size="13pt" fo:font-weight="normal" officeooo:rsid="0016a435" officeooo:paragraph-rsid="000a17d4"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Gabriola" fo:font-size="13pt" fo:font-weight="normal" officeooo:rsid="00180cf5" officeooo:paragraph-rsid="000a17d4" style:font-size-asian="13pt" style:font-weight-asian="normal" style:font-size-complex="13pt" style:font-weight-complex="normal"/>
    </style:style>
    <style:style style:name="P9" style:family="paragraph" style:parent-style-name="Standard">
      <style:text-properties style:font-name="Gabriola" fo:font-size="13pt" fo:font-weight="normal" officeooo:rsid="000c568b" officeooo:paragraph-rsid="000c568b" style:font-size-asian="13pt" style:font-weight-asian="normal" style:font-size-complex="13pt" style:font-weight-complex="normal"/>
    </style:style>
    <style:style style:name="P10" style:family="paragraph" style:parent-style-name="Standard">
      <style:text-properties style:font-name="Gabriola" fo:font-size="13pt" fo:font-weight="normal" officeooo:rsid="000c568b" officeooo:paragraph-rsid="0011319d" style:font-size-asian="13pt" style:font-weight-asian="normal" style:font-size-complex="13pt" style:font-weight-complex="normal"/>
    </style:style>
    <style:style style:name="P11" style:family="paragraph" style:parent-style-name="Standard">
      <style:text-properties style:font-name="Gabriola" fo:font-size="13pt" fo:font-weight="normal" officeooo:rsid="000cc6c8" officeooo:paragraph-rsid="000cc6c8" style:font-size-asian="13pt" style:font-weight-asian="normal" style:font-size-complex="13pt" style:font-weight-complex="normal"/>
    </style:style>
    <style:style style:name="P12" style:family="paragraph" style:parent-style-name="Standard">
      <style:text-properties style:font-name="Gabriola" fo:font-size="15pt" fo:font-weight="bold" officeooo:rsid="00158a4e" officeooo:paragraph-rsid="000a17d4" style:font-size-asian="15pt" style:font-weight-asian="bold" style:font-size-complex="15pt" style:font-weight-complex="bold"/>
    </style:style>
    <style:style style:name="P13" style:family="paragraph" style:parent-style-name="Standard">
      <style:text-properties style:font-name="Gabriola" fo:font-size="15pt" style:text-underline-style="none" officeooo:rsid="00158a4e" officeooo:paragraph-rsid="000a17d4" style:font-size-asian="15pt" style:font-size-complex="15pt"/>
    </style:style>
    <style:style style:name="P14" style:family="paragraph" style:parent-style-name="Standard">
      <style:text-properties style:font-name="Gabriola" fo:font-size="15pt" officeooo:rsid="00015d51" officeooo:paragraph-rsid="000a17d4" style:font-size-asian="15pt" style:font-size-complex="15pt"/>
    </style:style>
    <style:style style:name="P15" style:family="paragraph" style:parent-style-name="Standard">
      <style:text-properties style:font-name="Gabriola" fo:font-size="15pt" fo:font-style="normal" officeooo:rsid="000cc6c8" officeooo:paragraph-rsid="000cc6c8" style:font-size-asian="15pt" style:font-style-asian="normal" style:font-size-complex="15pt" style:font-style-complex="normal"/>
    </style:style>
    <style:style style:name="P16" style:family="paragraph" style:parent-style-name="Standard">
      <style:text-properties style:font-name="Gabriola" officeooo:rsid="00158a4e" officeooo:paragraph-rsid="000a17d4"/>
    </style:style>
    <style:style style:name="P17" style:family="paragraph" style:parent-style-name="Standard">
      <style:text-properties style:font-name="Gabriola" fo:font-size="15pt" fo:font-style="normal" style:text-underline-style="none" officeooo:rsid="000cc6c8" officeooo:paragraph-rsid="000cc6c8" style:font-size-asian="15pt" style:font-style-asian="normal" style:font-size-complex="15pt" style:font-style-complex="normal"/>
    </style:style>
    <style:style style:name="T1" style:family="text">
      <style:text-properties fo:font-size="12pt" style:text-underline-style="none" style:font-size-asian="12pt" style:font-size-complex="12pt"/>
    </style:style>
    <style:style style:name="T2" style:family="text">
      <style:text-properties fo:font-size="12pt" style:text-underline-style="none" officeooo:rsid="0008a706" style:font-size-asian="12pt" style:font-size-complex="12pt"/>
    </style:style>
    <style:style style:name="T3" style:family="text">
      <style:text-properties officeooo:rsid="001d2ecb"/>
    </style:style>
    <style:style style:name="T4" style:family="text">
      <style:text-properties style:text-underline-style="solid" style:text-underline-width="auto" style:text-underline-color="font-color"/>
    </style:style>
    <style:style style:name="T5" style:family="text">
      <style:text-properties style:font-name="Gabriola" fo:font-size="12pt" fo:font-style="italic" style:text-underline-style="none" officeooo:rsid="00158a4e" style:font-size-asian="12pt" style:font-style-asian="italic" style:font-size-complex="12pt" style:font-style-complex="italic"/>
    </style:style>
    <style:style style:name="T6" style:family="text">
      <style:text-properties style:font-name="Gabriola" fo:font-size="12pt" fo:font-style="italic" style:text-underline-style="none" officeooo:rsid="0016a435" style:font-size-asian="12pt" style:font-style-asian="italic" style:font-size-complex="12pt" style:font-style-complex="italic"/>
    </style:style>
    <style:style style:name="T7" style:family="text">
      <style:text-properties style:font-name="Gabriola" fo:font-size="12pt" fo:font-style="italic" style:text-underline-style="none" officeooo:rsid="001d324a" style:font-size-asian="12pt" style:font-style-asian="italic" style:font-size-complex="12pt" style:font-style-complex="italic"/>
    </style:style>
    <style:style style:name="T8" style:family="text">
      <style:text-properties style:font-name="Gabriola" fo:font-size="12pt" fo:font-style="italic" style:text-underline-style="none" officeooo:rsid="00180cf5" style:font-size-asian="12pt" style:font-style-asian="italic" style:font-size-complex="12pt" style:font-style-complex="italic"/>
    </style:style>
    <style:style style:name="T9" style:family="text">
      <style:text-properties style:font-name="Gabriola" fo:font-size="12pt" fo:font-style="italic" style:text-underline-style="none" officeooo:rsid="000e3346" style:font-size-asian="12pt" style:font-style-asian="italic" style:font-size-complex="12pt" style:font-style-complex="italic"/>
    </style:style>
    <style:style style:name="T10" style:family="text">
      <style:text-properties officeooo:rsid="001c4157"/>
    </style:style>
    <style:style style:name="T11" style:family="text">
      <style:text-properties officeooo:rsid="000a6a50"/>
    </style:style>
    <style:style style:name="T12" style:family="text">
      <style:text-properties officeooo:rsid="000c568b"/>
    </style:style>
    <style:style style:name="T13" style:family="text">
      <style:text-properties officeooo:rsid="000cc6c8"/>
    </style:style>
    <style:style style:name="T14" style:family="text">
      <style:text-properties officeooo:rsid="000d8646"/>
    </style:style>
    <style:style style:name="T15" style:family="text">
      <style:text-properties officeooo:rsid="001131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ès ta naissance, tu as reçu <text:span text:style-name="T3">une bénédiction de la Nature, le don d'accéder à un des plans subnaturels et d'y dessiner pour altérer brièvement la réalité de ton monde. Ton don, c'est celui du plan Animal, faisant de toi un Druide Animal, capable de dessiner des animaux éphèmères ou des parties d'animaux (pattes, écailles,...).</text:span></text:p>
      <text:p text:style-name="P4">Les dessinateurs de ton don sont <text:span text:style-name="T11">appreciés pour leur sens du spectacle et de la surprise, ils savent mettre de l'ambiance, à la taverne ou sur la scène !</text:span></text:p>
      <text:p text:style-name="P6">Sur le champ de bataille, les plus doués d'entre vous <text:span text:style-name="T14">utilisent leurs dons pour notamment <text:s/>bloquer les ennemis, les distraire, protéger, et attaquer.</text:span></text:p>
      <text:p text:style-name="P12"/>
      <text:p text:style-name="P12">Complexité</text:p>
      <text:p text:style-name="P7">La complexité <text:span text:style-name="T12">caractérise l'intelligence de l'animal dessiné ou la complexité de la forme animale dessinée</text:span></text:p>
      <text:p text:style-name="P9">Pour <text:span text:style-name="T4">0 de complexité</text:span>, l'animal est inerte ou on peut dessiner une griffe</text:p>
      <text:p text:style-name="P9"><text:span text:style-name="T4">Complexité 1 :</text:span>l'animal récupère du mouvement initial et se déplace dans une direction, ou on peut dessiner une patte, ou plusieurs écailles, <text:span text:style-name="T15">etc</text:span>...</text:p>
      <text:p text:style-name="P10"><text:span text:style-name="T4">Complexité 2 :</text:span> l'animal peut attaquer une unique cible ou dessiner une gueule, ou des bouts de peau, <text:span text:style-name="T15">etc</text:span>...</text:p>
      <text:p text:style-name="P11"><text:span text:style-name="T4">Complexité 3 :</text:span> l'animal attaque la cible la plus proche</text:p>
      <text:p text:style-name="P11"><text:span text:style-name="T4">Complexité 4 :</text:span> l'animal attaque la cible alliée la plus proche</text:p>
      <text:p text:style-name="P11"><text:span text:style-name="T4">Complexité 5 :</text:span> l'animal protège son dessinateur</text:p>
      <text:p text:style-name="P12">Intensité</text:p>
      <text:p text:style-name="P8">L'intensité détermine la <text:span text:style-name="T13">tangibilité de l'attribut animal invoqué et donc les dégâts qu'il peut encaisser ou infliger.</text:span></text:p>
      <text:p text:style-name="P12">Dégâts</text:p>
      <text:p text:style-name="P16">Un de tes dessins, s'il doit infliger des<text:span text:style-name="T4"> dégâts</text:span>, fera <text:span text:style-name="T13">à l'impact</text:span>:</text:p>
      <text:p text:style-name="P13">1d6/<text:span text:style-name="T13">2</text:span> par <text:span text:style-name="T10">Mouvement +</text:span> 1d6 par <text:span text:style-name="T10">Intensité + 1d6/2 par Amplitude</text:span></text:p>
      <text:p text:style-name="P14"><text:span text:style-name="T6">Exemple : </text:span><text:span text:style-name="T5">pour </text:span><text:span text:style-name="T9">3</text:span><text:span text:style-name="T5"> de mouvement, </text:span><text:span text:style-name="T9">2 </text:span><text:span text:style-name="T5">d'</text:span><text:span text:style-name="T7">intensité </text:span><text:span text:style-name="T5">et </text:span><text:span text:style-name="T9">3</text:span><text:span text:style-name="T5"> d'amplitude tu jettes donc </text:span><text:span text:style-name="T9">5d6 </text:span><text:span text:style-name="T8">pour faire tes dégâts</text:span></text:p>
      <text:p text:style-name="P15"><text:span text:style-name="T2">U</text:span><text:span text:style-name="T1">n animal, à l'attaque, fera :</text:span></text:p>
      <text:p text:style-name="P17">1d6 par Intens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Gabriola" fo:font-size="15pt" fo:font-style="italic" officeooo:rsid="0011d394" officeooo:paragraph-rsid="000a17d4" style:font-size-asian="15pt" style:font-style-asian="italic" style:font-size-complex="15pt" style:font-style-complex="italic"/>
    </style:style>
    <style:style style:name="MP2" style:family="paragraph" style:parent-style-name="Standard">
      <style:paragraph-properties fo:text-align="center" style:justify-single-word="false"/>
      <style:text-properties style:font-name="Gabriola" fo:font-size="16pt" fo:font-weight="bold" officeooo:rsid="00140d20" officeooo:paragraph-rsid="000a17d4" style:font-size-asian="16pt" style:font-weight-asian="bold" style:font-size-complex="16pt" style:font-weight-complex="bold"/>
    </style:style>
    <style:style style:name="MP3" style:family="paragraph" style:parent-style-name="Standard">
      <style:paragraph-properties fo:text-align="center" style:justify-single-word="false"/>
      <style:text-properties style:font-name="Gabriola" fo:font-size="16pt" fo:font-weight="bold" officeooo:rsid="000a17d4" officeooo:paragraph-rsid="000a17d4"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3.275cm" svg:y="-1.152cm" svg:width="4.001cm" svg:height="4.001cm" draw:z-index="0"><draw:image xlink:href="Pictures/10000201000000FA000000FA6D670FDA97D357A2.png" xlink:type="simple" xlink:show="embed" xlink:actuate="onLoad"/></draw:frame>JDR La vallée de Hauteplume</text:p>
        <text:p text:style-name="MP2">Fiche de don</text:p>
        <text:p text:style-name="MP3">Anim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M14S</meta:editing-duration>
    <meta:editing-cycles>11</meta:editing-cycles>
    <meta:generator>LibreOffice/5.2.7.2$Windows_x86 LibreOffice_project/2b7f1e640c46ceb28adf43ee075a6e8b8439ed10</meta:generator>
    <dc:date>2018-12-30T23:43:52.219000000</dc:date>
    <meta:document-statistic meta:table-count="0" meta:image-count="1" meta:object-count="0" meta:page-count="1" meta:paragraph-count="22" meta:word-count="285" meta:character-count="1690" meta:non-whitespace-character-count="1426"/>
    <meta:user-defined meta:name="Info 1"/>
    <meta:user-defined meta:name="Info 2"/>
    <meta:user-defined meta:name="Info 3"/>
    <meta:user-defined meta:name="Info 4"/>
  </office:meta>
</office:document-meta>
</file>